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5">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3.2. Token Endpoint</text:span> bölümü, OAuth 2.0 protokolündeki token endpoint'inin kullanımını ve güvenlik gereksinimlerini açıklar. Token endpoint, istemcinin <text:span text:style-name="Strong_20_Emphasis">yetkilendirme belgesi</text:span> veya <text:span text:style-name="Strong_20_Emphasis">yenileme token'ı</text:span> ile erişim token'ı almak için kullandığı bir kaynaktır. Bu süreç, kullanıcıya verilen yetkilendirme bilgileriyle istemcinin bir erişim token'ı almasını sağlar.</text:p>
      <text:h text:style-name="Heading_20_3" text:outline-level="3">1. <text:span text:style-name="Strong_20_Emphasis">Token Endpoint Kullanımı</text:span></text:h>
      <text:p text:style-name="Text_20_body">Token endpoint, istemcinin <text:span text:style-name="Strong_20_Emphasis">yetkilendirme belgesini</text:span> veya <text:span text:style-name="Strong_20_Emphasis">yenileme token'ını</text:span> sunarak bir <text:span text:style-name="Strong_20_Emphasis">erişim token'ı</text:span> almasına olanak tanır. Bu endpoint, genellikle her yetkilendirme akışında kullanılır, ancak <text:span text:style-name="Strong_20_Emphasis">implicit grant</text:span> akışında doğrudan erişim token'ı verildiği için bu endpoint kullanılmaz.</text:p>
      <text:p text:style-name="Text_20_body">İstemcinin token endpoint'in yerini nasıl alacağı, bu spesifikasyonun kapsamı dışındadır, ancak genellikle <text:span text:style-name="Strong_20_Emphasis">hizmetin belgelerinde</text:span> bu bilgi sağlanır.</text:p>
      <text:h text:style-name="Heading_20_3" text:outline-level="3">2. <text:span text:style-name="Strong_20_Emphasis">Token Endpoint URI</text:span></text:h>
      <text:p text:style-name="Text_20_body">Token endpoint URI'si, <text:span text:style-name="Strong_20_Emphasis">application/x-www-form-urlencoded</text:span> biçiminde bir <text:span text:style-name="Strong_20_Emphasis">sorgu parametresi</text:span> içerebilir. Bu parametreler, ek parametreler eklenirken <text:span text:style-name="Strong_20_Emphasis">korunmalı</text:span> ve <text:span text:style-name="Strong_20_Emphasis">URI'ye</text:span> eklenmelidir. Ancak, endpoint URI'si <text:span text:style-name="Strong_20_Emphasis">fragment (parça) bileşeni</text:span> içermemelidir.</text:p>
      <text:h text:style-name="Heading_20_3" text:outline-level="3">3. <text:span text:style-name="Strong_20_Emphasis">TLS Zorunluluğu</text:span></text:h>
      <text:p text:style-name="Text_20_body">Token endpoint'e yapılan istekler, <text:span text:style-name="Strong_20_Emphasis">kimlik bilgilerini</text:span> açık metin (clear-text) olarak taşıdığından, bu endpoint'e yapılan isteklerde <text:span text:style-name="Strong_20_Emphasis">TLS (Transport Layer Security)</text:span> kullanılmalıdır. Bu, tüm erişim token'larının güvenli bir şekilde iletilmesini sağlamak için gereklidir. Bu, <text:span text:style-name="Strong_20_Emphasis">SSL/TLS</text:span> şifrelemesi ile verilerin güvenli bir şekilde taşınmasını garanti eder.</text:p>
      <text:h text:style-name="Heading_20_3" text:outline-level="3">4. <text:span text:style-name="Strong_20_Emphasis">HTTP Yöntemi</text:span></text:h>
      <text:p text:style-name="Text_20_body">İstemci, token endpoint'e <text:span text:style-name="Strong_20_Emphasis">erişim token'ı isteği</text:span> yaparken <text:span text:style-name="Strong_20_Emphasis">POST</text:span> yöntemini kullanmalıdır. <text:span text:style-name="Strong_20_Emphasis">GET</text:span> yöntemi burada kullanılmaz çünkü bu tür istekler genellikle kimlik doğrulama bilgilerini taşımaz ve daha az güvenlidir.</text:p>
      <text:h text:style-name="Heading_20_3" text:outline-level="3">5. <text:span text:style-name="Strong_20_Emphasis">Parametreler ve Geçerlilik</text:span></text:h>
      <text:list text:style-name="L1">
        <text:list-item>
          <text:p text:style-name="P2"><text:span text:style-name="Strong_20_Emphasis">Değeri olmayan parametreler</text:span>, istekten <text:span text:style-name="Strong_20_Emphasis">ihmal edilmiş</text:span> gibi muamele görmelidir.</text:p>
        </text:list-item>
        <text:list-item>
          <text:p text:style-name="P2"><text:span text:style-name="Strong_20_Emphasis">Tanımadığı parametreleri</text:span> yetkilendirme sunucusu <text:span text:style-name="Strong_20_Emphasis">yok saymalıdır</text:span>.</text:p>
        </text:list-item>
        <text:list-item>
          <text:p text:style-name="P1"><text:span text:style-name="Strong_20_Emphasis">Tekrar eden parametreler</text:span>, hem istek hem de yanıtlar için <text:span text:style-name="Strong_20_Emphasis">tekrar edilmeyecek</text:span> şekilde işlenmelidir.</text:p>
        </text:list-item>
      </text:list>
      <text:h text:style-name="Heading_20_3" text:outline-level="3">6. <text:span text:style-name="Strong_20_Emphasis">Özetle</text:span></text:h>
      <text:list text:style-name="L2">
        <text:list-item>
          <text:p text:style-name="P4">Token endpoint, istemcinin <text:span text:style-name="Strong_20_Emphasis">erişim token'ı</text:span> almak için kullandığı <text:span text:style-name="Strong_20_Emphasis">POST</text:span> tabanlı bir endpoint'tir.</text:p>
        </text:list-item>
        <text:list-item>
          <text:p text:style-name="P4">Bu endpoint'e yapılan isteklerin, kimlik bilgilerini güvenli bir şekilde taşıması için <text:span text:style-name="Strong_20_Emphasis">TLS</text:span> kullanılmalıdır.</text:p>
        </text:list-item>
        <text:list-item>
          <text:p text:style-name="P3">İstek parametreleri, geçersiz veya eksik olduklarında doğru şekilde işlenmeli, ve tanınmayan parametreler görmezden gelinmelidir.</text:p>
        </text:list-item>
      </text:list>
      <text:p text:style-name="Text_20_body">Bu bölümü anlamak, istemcinin güvenli bir şekilde erişim token'ları almasını ve istemci ile yetkilendirme sunucusu arasındaki iletişimin güvenliğini sağlamak açısından kritik öneme sahiptir.</text:p>
      <text:p text:style-name="Text_20_body"><text:soft-page-break/><text:span text:style-name="Strong_20_Emphasis">3.2.1. Client Authentication</text:span> bölümü, OAuth 2.0 protokolü çerçevesinde istemcilerin <text:span text:style-name="Strong_20_Emphasis">token endpoint</text:span>'ine istek yaparken nasıl kimlik doğrulaması yapması gerektiğini açıklar. Özellikle, <text:span text:style-name="Strong_20_Emphasis">confidential client'lar</text:span> (gizli istemciler) ve <text:span text:style-name="Strong_20_Emphasis">client credentials</text:span> verilen diğer istemciler için kimlik doğrulama sürecinin nasıl işlemesi gerektiğini ele alır.</text:p>
      <text:h text:style-name="Heading_20_3" text:outline-level="3">1. <text:span text:style-name="Strong_20_Emphasis">Kimlik Doğrulamanın Amacı</text:span></text:h>
      <text:p text:style-name="Text_20_body">İstemci kimlik doğrulaması, aşağıdaki kritik amaçlar için gereklidir:</text:p>
      <text:list text:style-name="L3">
        <text:list-item>
          <text:p text:style-name="P5"><text:span text:style-name="Strong_20_Emphasis">Yenileme token'ları ve yetkilendirme kodlarının istemciye bağlanmasını sağlamak</text:span>: Özellikle yetkilendirme kodları, güvenli olmayan bir kanal üzerinden <text:span text:style-name="Strong_20_Emphasis">redirection endpoint</text:span>'ine gönderildiğinde veya redirection URI tam olarak kaydedilmediğinde kimlik doğrulaması kritik olur. Bu sayede, yalnızca belirli bir istemci, ona ait olan yetkilendirme kodlarını kullanabilir.</text:p>
        </text:list-item>
        <text:list-item>
          <text:p text:style-name="P5"><text:span text:style-name="Strong_20_Emphasis">Tehlikeye düşmüş istemcilerin kurtarılması</text:span>: Eğer bir istemci tehlikeye düşerse, kimlik doğrulama sistemi kullanılarak istemcinin <text:span text:style-name="Strong_20_Emphasis">kimlik bilgileri</text:span> değiştirilebilir ve <text:span text:style-name="Strong_20_Emphasis">yeniden yapılandırılabilir</text:span>. Bu, saldırganların çalınan yenileme token'larını kullanarak erişim sağlamalarını engeller. Bu işlem, tüm yenileme token'larının iptal edilmesinden çok daha hızlı bir çözüm sağlar.</text:p>
        </text:list-item>
        <text:list-item>
          <text:p text:style-name="P5"><text:span text:style-name="Strong_20_Emphasis">Kimlik doğrulama yönetimi ve güvenlik uygulamalarına uygunluk</text:span>: Kimlik doğrulama bilgilerini düzenli olarak güncellemek, bir güvenlik en iyi pratiğidir. İstemci kimlik bilgilerini döndürmek ve değiştirmek, yenileme token'larının tüm setlerini döndürmekten daha kolaydır. Bu da güvenlik açısından önemli bir avantaj sağlar.</text:p>
        </text:list-item>
      </text:list>
      <text:h text:style-name="Heading_20_3" text:outline-level="3">2. <text:span text:style-name="Strong_20_Emphasis">Client ID Kullanımı</text:span></text:h>
      <text:p text:style-name="Text_20_body">İstemci, token endpoint'ine istek gönderirken, kimliğini belirlemek için <text:span text:style-name="Strong_20_Emphasis">client_id</text:span> parametresini kullanabilir. Bu parametre, istemcinin kimliğini tanımlamak için gereklidir ve isteğin doğru istemciye ait olduğunun doğrulanmasına yardımcı olur. Özellikle <text:span text:style-name="Strong_20_Emphasis">authorization_code</text:span> <text:span text:style-name="Strong_20_Emphasis">grant_type</text:span> kullanıldığında, istemci kimliği <text:span text:style-name="Strong_20_Emphasis">client_id</text:span> parametresi olarak gönderilmelidir. Bu, istemcinin yanlışlıkla başka bir istemci için gönderilmiş olan yetkilendirme kodunu kabul etmesini engeller.</text:p>
      <text:h text:style-name="Heading_20_3" text:outline-level="3">3. <text:span text:style-name="Strong_20_Emphasis">Kimlik Doğrulamanın Sağladığı Güvenlik</text:span></text:h>
      <text:list text:style-name="L4">
        <text:list-item>
          <text:p text:style-name="P6"><text:span text:style-name="Strong_20_Emphasis">Yetkilendirme kodunun değiştirilmesi</text:span>: Client ID kullanmak, istemcinin yalnızca kendisi için verilmiş olan yetkilendirme kodunu kabul etmesini sağlar. Bu, <text:span text:style-name="Strong_20_Emphasis">yetkilendirme kodu değiştirildiğinde</text:span> ya da <text:span text:style-name="Strong_20_Emphasis">başka bir istemci</text:span> kodu kullanmaya çalıştığında, istemcinin bu durumu fark etmesine ve işlemi reddetmesine olanak tanır.</text:p>
        </text:list-item>
        <text:list-item>
          <text:p text:style-name="P6"><text:span text:style-name="Strong_20_Emphasis">Korunan kaynaklar için ek güvenlik sağlamaz</text:span>: Ancak bu kimlik doğrulama, <text:span text:style-name="Strong_20_Emphasis">korunan kaynaklara</text:span> ek güvenlik sağlamaz. Yalnızca istemcinin kendine ait olmayan bir yetkilendirme kodunu kullanmasını engeller.</text:p>
        </text:list-item>
      </text:list>
      <text:h text:style-name="Heading_20_3" text:outline-level="3">4. <text:span text:style-name="Strong_20_Emphasis">Kimlik Bilgisi Değişiklikleri ve Güvenlik</text:span></text:h>
      <text:p text:style-name="Text_20_body">İstemci kimlik bilgilerini düzenli olarak değiştirmek, güvenlik açısından önemlidir. Bu, <text:span text:style-name="Strong_20_Emphasis">yenileme token'larını</text:span> kullanarak yapılan saldırıların önlenmesinde önemli bir adım olabilir. İstemci kimlik doğrulamasının bu şekilde yapılandırılması, uygulamanın uzun vadede güvenliğini artırır ve dış saldırılara karşı daha dayanıklı olmasını sağlar.</text:p>
      <text:h text:style-name="Heading_20_3" text:outline-level="3"><text:soft-page-break/>Özetle</text:h>
      <text:list text:style-name="L5">
        <text:list-item>
          <text:p text:style-name="P8"><text:span text:style-name="Strong_20_Emphasis">Confidential clients</text:span> ve <text:span text:style-name="Strong_20_Emphasis">client credentials</text:span> verilen diğer istemciler, <text:span text:style-name="Strong_20_Emphasis">token endpoint</text:span>'ine yapılan isteklerde kimlik doğrulaması yapmalıdır.</text:p>
        </text:list-item>
        <text:list-item>
          <text:p text:style-name="P8">Kimlik doğrulamanın amacı, istemciye ait olan yetkilendirme kodlarının doğru istemci tarafından kullanılmasını sağlamak, tehlikeye düşmüş istemcileri kurtarmak ve kimlik doğrulama bilgilerini düzenli olarak güncellemektir.</text:p>
        </text:list-item>
        <text:list-item>
          <text:p text:style-name="P8"><text:span text:style-name="Strong_20_Emphasis">client_id</text:span> parametresi, istemcinin doğru yetkilendirme kodunu almasını sağlamalıdır.</text:p>
        </text:list-item>
        <text:list-item>
          <text:p text:style-name="P7">Kimlik doğrulama, <text:span text:style-name="Strong_20_Emphasis">korunan kaynaklara ek güvenlik sağlamaz</text:span>, ancak istemcinin doğru kaynaklara erişmesini garanti eder.</text:p>
        </text:list-item>
      </text:list>
      <text:p text:style-name="Text_20_body">Bu süreç, istemcinin güvenli bir şekilde token almasını ve token'ların yanlış istemciler tarafından kullanılmasının önüne geçilmesini sağla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06:53:52.975978672</meta:creation-date>
    <dc:date>2025-01-26T06:57:19.709521963</dc:date>
    <meta:editing-duration>PT3M27S</meta:editing-duration>
    <meta:editing-cycles>1</meta:editing-cycles>
    <meta:document-statistic meta:table-count="0" meta:image-count="0" meta:object-count="0" meta:page-count="3" meta:paragraph-count="38" meta:word-count="733" meta:character-count="6114" meta:non-whitespace-character-count="5434"/>
    <meta:generator>LibreOffice/7.4.7.2$Linux_X86_64 LibreOffice_project/40$Build-2</meta:generator>
  </office:meta>
</office:document-meta>
</file>